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officeooo:rsid="000878f0" officeooo:paragraph-rsid="000878f0"/>
    </style:style>
    <style:style style:name="P2" style:family="paragraph" style:parent-style-name="Standard">
      <style:text-properties fo:font-size="13pt" officeooo:rsid="000878f0" officeooo:paragraph-rsid="000878f0" style:font-size-asian="11.3500003814697pt" style:font-size-complex="13pt"/>
    </style:style>
    <style:style style:name="P3" style:family="paragraph" style:parent-style-name="Standard" style:list-style-name="L1">
      <style:text-properties fo:font-size="13pt" officeooo:rsid="000878f0" officeooo:paragraph-rsid="000878f0" style:font-size-asian="11.3500003814697pt" style:font-size-complex="13pt"/>
    </style:style>
    <style:style style:name="P4" style:family="paragraph" style:parent-style-name="Standard" style:list-style-name="L2">
      <style:text-properties fo:font-size="13pt" officeooo:rsid="000878f0" officeooo:paragraph-rsid="000878f0" style:font-size-asian="11.3500003814697pt" style:font-size-complex="13pt"/>
    </style:style>
    <style:style style:name="P5" style:family="paragraph" style:parent-style-name="Standard">
      <style:text-properties fo:font-size="13pt" officeooo:rsid="000a47a5" officeooo:paragraph-rsid="000a47a5" style:font-size-asian="11.3500003814697pt" style:font-size-complex="13pt"/>
    </style:style>
    <style:style style:name="P6" style:family="paragraph" style:parent-style-name="Standard" style:list-style-name="L3">
      <style:text-properties fo:font-size="13pt" officeooo:rsid="000a47a5" officeooo:paragraph-rsid="000a47a5" style:font-size-asian="11.3500003814697pt" style:font-size-complex="13pt"/>
    </style:style>
    <style:style style:name="P7" style:family="paragraph" style:parent-style-name="Standard">
      <style:text-properties fo:font-size="13pt" officeooo:rsid="000c2cd2" officeooo:paragraph-rsid="000c2cd2" style:font-size-asian="11.3500003814697pt" style:font-size-complex="13pt"/>
    </style:style>
    <style:style style:name="P8" style:family="paragraph" style:parent-style-name="Standard" style:list-style-name="L4">
      <style:text-properties fo:font-size="13pt" officeooo:rsid="000c2cd2" officeooo:paragraph-rsid="000c2cd2" style:font-size-asian="11.3500003814697pt" style:font-size-complex="13pt"/>
    </style:style>
    <style:style style:name="P9" style:family="paragraph" style:parent-style-name="Standard" style:list-style-name="L5">
      <style:text-properties fo:font-size="13pt" officeooo:rsid="000c2cd2" officeooo:paragraph-rsid="000c2cd2" style:font-size-asian="11.3500003814697pt" style:font-size-complex="13pt"/>
    </style:style>
    <style:style style:name="P10" style:family="paragraph" style:parent-style-name="Standard" style:list-style-name="L5">
      <style:text-properties fo:font-size="13pt" officeooo:rsid="000c2cd2" officeooo:paragraph-rsid="000d030f" style:font-size-asian="11.3500003814697pt" style:font-size-complex="13pt"/>
    </style:style>
    <style:style style:name="P11" style:family="paragraph" style:parent-style-name="Standard" style:list-style-name="L6">
      <style:text-properties fo:font-size="13pt" officeooo:rsid="000c2cd2" officeooo:paragraph-rsid="000c2cd2" style:font-size-asian="11.3500003814697pt" style:font-size-complex="13pt"/>
    </style:style>
    <style:style style:name="P12" style:family="paragraph" style:parent-style-name="Standard" style:list-style-name="L5">
      <style:text-properties fo:font-size="13pt" officeooo:rsid="000d030f" officeooo:paragraph-rsid="000d030f" style:font-size-asian="11.3500003814697pt" style:font-size-complex="13pt"/>
    </style:style>
    <style:style style:name="P13" style:family="paragraph" style:parent-style-name="Standard" style:list-style-name="L5">
      <style:text-properties fo:font-size="13pt" officeooo:rsid="000d030f" officeooo:paragraph-rsid="000ed874" style:font-size-asian="11.3500003814697pt" style:font-size-complex="13pt"/>
    </style:style>
    <style:style style:name="P14" style:family="paragraph" style:parent-style-name="Standard">
      <style:text-properties fo:font-size="13pt" officeooo:rsid="000d030f" officeooo:paragraph-rsid="000ed874" style:font-size-asian="11.3500003814697pt" style:font-size-complex="13pt"/>
    </style:style>
    <style:style style:name="P15" style:family="paragraph" style:parent-style-name="Standard" style:list-style-name="L7">
      <style:text-properties fo:font-size="13pt" officeooo:rsid="000f4ea0" officeooo:paragraph-rsid="000f4ea0" style:font-size-asian="11.3500003814697pt" style:font-size-complex="13pt"/>
    </style:style>
    <style:style style:name="P16" style:family="paragraph" style:parent-style-name="Standard">
      <style:text-properties fo:font-size="13pt" officeooo:rsid="000f4ea0" officeooo:paragraph-rsid="000f4ea0" style:font-size-asian="11.3500003814697pt" style:font-size-complex="13pt"/>
    </style:style>
    <style:style style:name="P17" style:family="paragraph" style:parent-style-name="Standard" style:list-style-name="L8">
      <style:text-properties fo:font-size="13pt" officeooo:rsid="000f4ea0" officeooo:paragraph-rsid="000f4ea0" style:font-size-asian="11.3500003814697pt" style:font-size-complex="13pt"/>
    </style:style>
    <style:style style:name="P18" style:family="paragraph" style:parent-style-name="Standard">
      <style:text-properties fo:font-size="13pt" officeooo:rsid="0010619c" officeooo:paragraph-rsid="0010619c" style:font-size-asian="11.3500003814697pt" style:font-size-complex="13pt"/>
    </style:style>
    <style:style style:name="P19" style:family="paragraph" style:parent-style-name="Standard" style:list-style-name="L9">
      <style:text-properties fo:font-size="13pt" officeooo:rsid="0010619c" officeooo:paragraph-rsid="0010619c" style:font-size-asian="11.3500003814697pt" style:font-size-complex="13pt"/>
    </style:style>
    <style:style style:name="P20" style:family="paragraph" style:parent-style-name="Standard">
      <style:text-properties fo:font-size="13pt" officeooo:rsid="001216b7" officeooo:paragraph-rsid="001216b7" style:font-size-asian="11.3500003814697pt" style:font-size-complex="13pt"/>
    </style:style>
    <style:style style:name="P21" style:family="paragraph" style:parent-style-name="Standard" style:list-style-name="L10">
      <style:text-properties fo:font-size="13pt" officeooo:rsid="001216b7" officeooo:paragraph-rsid="001216b7" style:font-size-asian="11.3500003814697pt" style:font-size-complex="13pt"/>
    </style:style>
    <style:style style:name="P22" style:family="paragraph" style:parent-style-name="Standard" style:list-style-name="L11">
      <style:text-properties fo:font-size="13pt" officeooo:rsid="001216b7" officeooo:paragraph-rsid="001216b7" style:font-size-asian="11.3500003814697pt" style:font-size-complex="13pt"/>
    </style:style>
    <style:style style:name="P23" style:family="paragraph" style:parent-style-name="Standard" style:list-style-name="L12">
      <style:text-properties fo:font-size="13pt" officeooo:rsid="001216b7" officeooo:paragraph-rsid="001216b7" style:font-size-asian="11.3500003814697pt" style:font-size-complex="13pt"/>
    </style:style>
    <style:style style:name="P24" style:family="paragraph" style:parent-style-name="Standard">
      <style:text-properties fo:font-size="13pt" officeooo:rsid="001808e7" officeooo:paragraph-rsid="001808e7" style:font-size-asian="11.3500003814697pt" style:font-size-complex="13pt"/>
    </style:style>
    <style:style style:name="P25" style:family="paragraph" style:parent-style-name="Standard" style:list-style-name="L22">
      <style:text-properties fo:font-size="13pt" officeooo:rsid="001808e7" officeooo:paragraph-rsid="001808e7" style:font-size-asian="11.3500003814697pt" style:font-size-complex="13pt"/>
    </style:style>
    <style:style style:name="P26" style:family="paragraph" style:parent-style-name="Standard" style:list-style-name="L6">
      <style:text-properties fo:font-size="13pt" fo:font-weight="bold" officeooo:rsid="000c2cd2" officeooo:paragraph-rsid="000c2cd2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officeooo:rsid="001216b7" officeooo:paragraph-rsid="001216b7"/>
    </style:style>
    <style:style style:name="P28" style:family="paragraph" style:parent-style-name="Standard" style:list-style-name="L13">
      <style:text-properties officeooo:rsid="001216b7" officeooo:paragraph-rsid="001216b7"/>
    </style:style>
    <style:style style:name="P29" style:family="paragraph" style:parent-style-name="Standard">
      <style:text-properties officeooo:rsid="001255da" officeooo:paragraph-rsid="001255da"/>
    </style:style>
    <style:style style:name="P30" style:family="paragraph" style:parent-style-name="Standard" style:list-style-name="L14">
      <style:text-properties officeooo:rsid="001255da" officeooo:paragraph-rsid="001255da"/>
    </style:style>
    <style:style style:name="P31" style:family="paragraph" style:parent-style-name="Standard" style:list-style-name="L15">
      <style:text-properties officeooo:rsid="001255da" officeooo:paragraph-rsid="001255da"/>
    </style:style>
    <style:style style:name="P32" style:family="paragraph" style:parent-style-name="Standard">
      <style:text-properties officeooo:rsid="00127fa9" officeooo:paragraph-rsid="00127fa9"/>
    </style:style>
    <style:style style:name="P33" style:family="paragraph" style:parent-style-name="Standard" style:list-style-name="L16">
      <style:text-properties officeooo:rsid="00127fa9" officeooo:paragraph-rsid="00127fa9"/>
    </style:style>
    <style:style style:name="P34" style:family="paragraph" style:parent-style-name="Standard" style:list-style-name="L17">
      <style:text-properties officeooo:rsid="00127fa9" officeooo:paragraph-rsid="00127fa9"/>
    </style:style>
    <style:style style:name="P35" style:family="paragraph" style:parent-style-name="Standard">
      <style:text-properties officeooo:rsid="001467e0" officeooo:paragraph-rsid="001467e0"/>
    </style:style>
    <style:style style:name="P36" style:family="paragraph" style:parent-style-name="Standard" style:list-style-name="L18">
      <style:text-properties officeooo:rsid="001467e0" officeooo:paragraph-rsid="001467e0"/>
    </style:style>
    <style:style style:name="P37" style:family="paragraph" style:parent-style-name="Standard">
      <style:text-properties officeooo:rsid="00151407" officeooo:paragraph-rsid="00151407"/>
    </style:style>
    <style:style style:name="P38" style:family="paragraph" style:parent-style-name="Standard" style:list-style-name="L19">
      <style:text-properties officeooo:rsid="00151407" officeooo:paragraph-rsid="00151407"/>
    </style:style>
    <style:style style:name="P39" style:family="paragraph" style:parent-style-name="Standard" style:list-style-name="L20">
      <style:text-properties officeooo:rsid="00151407" officeooo:paragraph-rsid="00151407"/>
    </style:style>
    <style:style style:name="P40" style:family="paragraph" style:parent-style-name="Standard" style:list-style-name="L21">
      <style:text-properties officeooo:rsid="00151407" officeooo:paragraph-rsid="00151407"/>
    </style:style>
    <style:style style:name="P41" style:family="paragraph" style:parent-style-name="Heading_20_4">
      <style:text-properties officeooo:rsid="001216b7" officeooo:paragraph-rsid="001216b7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"/>
    </style:style>
    <style:style style:name="T6" style:family="text">
      <style:text-properties style:text-position="0% 100%" style:font-name="Liberation Serif" officeooo:rsid="000c2cd2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127fa9" style:font-weight-asian="normal" style:font-weight-complex="normal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fo:font-weight="normal" officeooo:rsid="0016113d" style:font-style-asian="normal" style:font-weight-asian="normal" style:font-style-complex="normal" style:font-weight-complex="normal"/>
    </style:style>
    <style:style style:name="T13" style:family="text">
      <style:text-properties officeooo:rsid="000d030f"/>
    </style:style>
    <style:style style:name="T14" style:family="text">
      <style:text-properties officeooo:rsid="000ed874"/>
    </style:style>
    <style:style style:name="T15" style:family="text">
      <style:text-properties officeooo:rsid="000f4ea0"/>
    </style:style>
    <style:style style:name="T16" style:family="text">
      <style:text-properties fo:font-weight="bold" officeooo:rsid="000f4ea0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f4ea0" style:font-weight-asian="normal" style:font-weight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normal" officeooo:rsid="00127fa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Foundations of Computational Material Science I</text:h>
      <text:p text:style-name="P2">How can a system of N particles be represented?</text:p>
      <text:list xml:id="list3784013832607196793" text:style-name="L1">
        <text:list-item>
          <text:p text:style-name="P3">As a point in a 6N-dimensional phase space (if particles have 6 degrees of freedom)</text:p>
        </text:list-item>
      </text:list>
      <text:p text:style-name="P2"/>
      <text:p text:style-name="P2"><text:tab/>What are the properties of a point in a 6N-dimensional phase space?</text:p>
      <text:list xml:id="list7704565023667741701" text:style-name="L2">
        <text:list-item>
          <text:p text:style-name="P4">Its trajectory can never self-intersect (deterministic nature)</text:p>
        </text:list-item>
        <text:list-item>
          <text:p text:style-name="P4">If it reaches the same point in the phase space twice it forms a closed loop (periodic motion)</text:p>
        </text:list-item>
      </text:list>
      <text:p text:style-name="P2"/>
      <text:p text:style-name="P5">What does the N-particle density function <text:span text:style-name="T1">ρ</text:span><text:span text:style-name="T3">N</text:span><text:span text:style-name="T5"> tell us?</text:span></text:p>
      <text:list xml:id="list2447398568966672802" text:style-name="L3">
        <text:list-item>
          <text:p text:style-name="P6"><text:span text:style-name="T5">How </text:span><text:span text:style-name="T6">probable the system of the N particles will be at a certain place in the phase space</text:span></text:p>
        </text:list-item>
      </text:list>
      <text:p text:style-name="P5"><text:span text:style-name="T6"/></text:p>
      <text:p text:style-name="P7"><text:span text:style-name="T5">What does Liouville‘s theorem say?</text:span></text:p>
      <text:list xml:id="list3502717096022437341" text:style-name="L4">
        <text:list-item>
          <text:p text:style-name="P8"><text:span text:style-name="T5">The phase space density is conserved in time (the points in phase space behave like an incompressible fluid)</text:span></text:p>
        </text:list-item>
      </text:list>
      <text:p text:style-name="P7"><text:span text:style-name="T5"/></text:p>
      <text:p text:style-name="P7"><text:span text:style-name="T5">How does the Recurrence Theorem work?</text:span></text:p>
      <text:list xml:id="list4818282659956379622" text:style-name="L5">
        <text:list-item>
          <text:p text:style-name="P9">Phase space of finite volume G <text:span text:style-name="T15">with </text:span><text:span text:style-name="T16">uniform</text:span><text:span text:style-name="T18"> density</text:span></text:p>
        </text:list-item>
        <text:list-item>
          <text:p text:style-name="P9">Sub-volume g</text:p>
          <text:list>
            <text:list-item>
              <text:p text:style-name="P9">Calculate the Volume flow out of g</text:p>
            </text:list-item>
            <text:list-item>
              <text:p text:style-name="P10">the rate r <text:span text:style-name="T13">of this flow </text:span>may be constant in time</text:p>
            </text:list-item>
            <text:list-item>
              <text:p text:style-name="P12">so, the cumulative volume that has flown out at time t is r*t</text:p>
            </text:list-item>
            <text:list-item>
              <text:p text:style-name="P12">f is the fraction that has not returned yet to g (at time t)</text:p>
            </text:list-item>
            <text:list-item>
              <text:p text:style-name="P12">the phase space density is incompressible</text:p>
            </text:list-item>
            <text:list-item>
              <text:p text:style-name="P12">so, f*r*t &lt; G - g &lt; G</text:p>
            </text:list-item>
            <text:list-item>
              <text:p text:style-name="P13">as t goes to infinity f must go to zero</text:p>
            </text:list-item>
          </text:list>
        </text:list-item>
      </text:list>
      <text:p text:style-name="P14"/>
      <text:p text:style-name="P14"><text:span text:style-name="T14">What does the Recurrence Theorem say?</text:span></text:p>
      <text:list xml:id="list2327730399813954099" text:style-name="L7">
        <text:list-item>
          <text:p text:style-name="P15">That any system in which all states have the same probability will return to its initial value</text:p>
        </text:list-item>
      </text:list>
      <text:p text:style-name="P7"/>
      <text:p text:style-name="P7">To which system does a phase space of uniform density belong to and why?</text:p>
      <text:list xml:id="list1779522102611596941" text:style-name="L6">
        <text:list-item>
          <text:p text:style-name="P11">Microcanonical ensemble</text:p>
        </text:list-item>
        <text:list-item>
          <text:p text:style-name="P26">I don‘t know</text:p>
        </text:list-item>
      </text:list>
      <text:p text:style-name="P2"/>
      <text:p text:style-name="P16">Explain why it is not convenient to make simulation with a 6N-dimensional phase space.</text:p>
      <text:list xml:id="list6101161737414019691" text:style-name="L8">
        <text:list-item>
          <text:p text:style-name="P17">When we only have a resolution of 10 for each degree of freedom (DOF) then the number of possible states is 10<text:span text:style-name="T19">DOFxN</text:span><text:span text:style-name="T4"> where N is the number of particles, which much too large</text:span></text:p>
        </text:list-item>
      </text:list>
      <text:p text:style-name="P16"><text:span text:style-name="T4"/></text:p>
      <text:p text:style-name="P18"><text:span text:style-name="T4">Which approximation is need for the Vlasov equation?</text:span></text:p>
      <text:list xml:id="list7204593714048516602" text:style-name="L9">
        <text:list-item>
          <text:p text:style-name="P19"><text:span text:style-name="T4">The particles are uncorrelated</text:span></text:p>
        </text:list-item>
      </text:list>
      <text:p text:style-name="P18"><text:span text:style-name="T4"/></text:p>
      <text:p text:style-name="P18"><text:span text:style-name="T4"/></text:p>
      <text:p text:style-name="P20"><text:soft-page-break/><text:span text:style-name="T4">What are the properties of the Boltzmann equation?</text:span></text:p>
      <text:list xml:id="list8813506258709593611" text:style-name="L10">
        <text:list-item>
          <text:p text:style-name="P21"><text:span text:style-name="T4">Conservation of energy</text:span></text:p>
        </text:list-item>
        <text:list-item>
          <text:p text:style-name="P21"><text:span text:style-name="T4">Conservation of momentum</text:span></text:p>
        </text:list-item>
        <text:list-item>
          <text:p text:style-name="P21"><text:span text:style-name="T4">Time Irreversibility</text:span></text:p>
        </text:list-item>
      </text:list>
      <text:p text:style-name="P20"><text:span text:style-name="T4"/></text:p>
      <text:p text:style-name="P20"><text:span text:style-name="T4">Which solution id the stationary solution of the Boltzmann equation?</text:span></text:p>
      <text:list xml:id="list3356543090414441032" text:style-name="L11">
        <text:list-item>
          <text:p text:style-name="P22"><text:span text:style-name="T4">The Maxwell-Boltzmann distribution</text:span></text:p>
        </text:list-item>
      </text:list>
      <text:p text:style-name="P20"><text:span text:style-name="T4"/></text:p>
      <text:p text:style-name="P20"><text:span text:style-name="T4">How are the entropy and the H in Boltzmann‘s H-theorem connected?</text:span></text:p>
      <text:list xml:id="list3858422150146654350" text:style-name="L12">
        <text:list-item>
          <text:p text:style-name="P23"><text:span text:style-name="T4">S = -kH + S</text:span><text:span text:style-name="T2">0</text:span><text:span text:style-name="T4"> </text:span></text:p>
        </text:list-item>
      </text:list>
      <text:p text:style-name="P20"><text:span text:style-name="T4"/></text:p>
      <text:h text:style-name="P41" text:outline-level="4">Quantum Mechanics</text:h>
      <text:p text:style-name="P27">How is the quantum mechanical description of an N-particle system?</text:p>
      <text:list xml:id="list2724625189574583449" text:style-name="L13">
        <text:list-item>
          <text:p text:style-name="P28">System is described by a complex-valued function (wave-function) in 3N-dimensional space</text:p>
        </text:list-item>
        <text:list-item>
          <text:p text:style-name="P28">Physical quantities are represented by linear operators</text:p>
        </text:list-item>
        <text:list-item>
          <text:p text:style-name="P28">The evolution is given by a single PDE (Schrödinger equation)</text:p>
        </text:list-item>
        <text:list-item>
          <text:p text:style-name="P28">The description is statistical </text:p>
        </text:list-item>
      </text:list>
      <text:p text:style-name="P27"/>
      <text:p text:style-name="P29">What are the two possible reasons for non-vanishing correlations of particles in quantum mechanics?</text:p>
      <text:list xml:id="list8610057116171788624" text:style-name="L14">
        <text:list-item>
          <text:p text:style-name="P30">Pair correlations (e.g. Coulomb forces)</text:p>
        </text:list-item>
        <text:list-item>
          <text:p text:style-name="P30">Quantum correlation (e.g. in fermionic systems two particles cannot be at the same place)</text:p>
        </text:list-item>
      </text:list>
      <text:p text:style-name="P29"/>
      <text:p text:style-name="P29">The Schrödinger equation is an equation in a 3N-dimensional space<text:span text:style-name="T17">. Why is this a problem for simulations?</text:span></text:p>
      <text:list xml:id="list6928452516492861280" text:style-name="L15">
        <text:list-item>
          <text:p text:style-name="P31"><text:span text:style-name="T17">Number of variables needed for representing the wave-function in only one dimension M is M</text:span><text:span text:style-name="T20">3N</text:span><text:span text:style-name="T8"> ; this is much too large</text:span></text:p>
        </text:list-item>
      </text:list>
      <text:p text:style-name="P29"><text:span text:style-name="T8"/></text:p>
      <text:p text:style-name="P32"><text:span text:style-name="T7">What is quantum mechanical representation for the Poisson brackets in classical mechanics?</text:span></text:p>
      <text:list xml:id="list8632041435111496803" text:style-name="L16">
        <text:list-item>
          <text:p text:style-name="P33"><text:span text:style-name="T7">{H, X} <text:s text:c="3"/>&lt;--&gt; <text:s text:c="3"/>i/h [H, X] <text:s/>--&gt; commutator</text:span></text:p>
        </text:list-item>
      </text:list>
      <text:p text:style-name="P32"><text:span text:style-name="T7"/></text:p>
      <text:p text:style-name="P32"><text:span text:style-name="T7">What does the Born-Oppenheimer approximation state?</text:span></text:p>
      <text:list xml:id="list4970514039529170898" text:style-name="L17">
        <text:list-item>
          <text:p text:style-name="P34"><text:span text:style-name="T7">If the electrons are ina given state (typically the ground state) then the nuclei move in a potential which is obtained by evaluating the electron energies as if the nuclei were stationary</text:span></text:p>
        </text:list-item>
      </text:list>
      <text:p text:style-name="P32"><text:span text:style-name="T7"/></text:p>
      <text:p text:style-name="P35"><text:span text:style-name="T7">To what does the Born-Oppenheimer approximation lead to?</text:span></text:p>
      <text:list xml:id="list6517256024635298733" text:style-name="L18">
        <text:list-item>
          <text:p text:style-name="P36"><text:span text:style-name="T7">Dynamics of </text:span><text:span text:style-name="T9">electrons</text:span><text:span text:style-name="T7"> requires </text:span><text:span text:style-name="T9">quantum mechanical description </text:span><text:span text:style-name="T7">but may be evaluated with the nuclei assumed stationary</text:span></text:p>
        </text:list-item>
        <text:list-item>
          <text:p text:style-name="P36"><text:span text:style-name="T7">This leads to an energy functional which acts as a potential energy surface on which </text:span><text:span text:style-name="T9">nuclei </text:span><text:span text:style-name="T7">move according to </text:span><text:span text:style-name="T9">deterministic </text:span><text:span text:style-name="T7">dynamics</text:span></text:p>
        </text:list-item>
        <text:list-item>
          <text:p text:style-name="P36"><text:span text:style-name="T7">The energy functional depends on all nuclei coordinates. Its evaluation requires to solve the Schrödinger equation for all electrons in high-dimensional space. </text:span></text:p>
        </text:list-item>
        <text:list-item>
          <text:p text:style-name="P36"><text:span text:style-name="T7">This is usually done using high-efficient single-electron densities </text:span></text:p>
        </text:list-item>
        <text:list-item>
          <text:p text:style-name="P36"><text:span text:style-name="T7">Determinig the energy surface for all possible nuclear configurations is impossible due to high dimensionality This is why in MD </text:span><text:span text:style-name="T10">ab initio </text:span><text:span text:style-name="T11">simulations one evaluates only the configurations that are visited along a trajectory </text:span></text:p>
        </text:list-item>
      </text:list>
      <text:p text:style-name="P35"><text:span text:style-name="T11"/></text:p>
      <text:p text:style-name="P35"><text:span text:style-name="T11"/></text:p>
      <text:p text:style-name="P37"><text:soft-page-break/><text:span text:style-name="T11">What are the properties of the Slater determinant?</text:span></text:p>
      <text:list xml:id="list27918012270175675" text:style-name="L19">
        <text:list-item>
          <text:p text:style-name="P38"><text:span text:style-name="T11">It is zero whenever two electrons are in the same quantum state (equal rows)</text:span></text:p>
        </text:list-item>
        <text:list-item>
          <text:p text:style-name="P38"><text:span text:style-name="T11">It is also zero when two electrons of the same spin are in the same place (equal columns)</text:span></text:p>
        </text:list-item>
        <text:list-item>
          <text:p text:style-name="P38"><text:span text:style-name="T11">Interchanging two columns amounts two interchanging two electrons which results in multiplying the determinant with -1</text:span></text:p>
        </text:list-item>
      </text:list>
      <text:p text:style-name="P37"><text:span text:style-name="T11"/></text:p>
      <text:p text:style-name="P37"><text:span text:style-name="T11">What is the idea of the Hartree-Fock theory?</text:span></text:p>
      <text:list xml:id="list5321390523067380368" text:style-name="L20">
        <text:list-item>
          <text:p text:style-name="P39"><text:span text:style-name="T11">The wave-function of a many-electron system is approximated by a Slater determinant (system of non-interacting particles)</text:span></text:p>
        </text:list-item>
      </text:list>
      <text:p text:style-name="P37"><text:span text:style-name="T11"/></text:p>
      <text:p text:style-name="P37"><text:span text:style-name="T11">What is one drawback of the Hartree-Fock approach?</text:span></text:p>
      <text:list xml:id="list1992381430040168845" text:style-name="L21">
        <text:list-item>
          <text:p text:style-name="P40"><text:span text:style-name="T11">We need a </text:span><text:span text:style-name="T12">separate</text:span><text:span text:style-name="T11"> equation for every single state</text:span></text:p>
        </text:list-item>
      </text:list>
      <text:p text:style-name="P2"/>
      <text:p text:style-name="P24">What does the theorem of Hohenberg and Kohn say?</text:p>
      <text:list xml:id="list4523290705342761414" text:style-name="L22">
        <text:list-item>
          <text:p text:style-name="P25">The ground state energy of a many-electron system can be written as a functional of the electron density. Thus, the electron density can in principle be determined directly from the corresponding variational principle. </text:p>
        </text:list-item>
      </text:list>
      <text:p text:style-name="P24"/>
      <text:p text:style-name="P24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1:16:02.130399933</meta:creation-date>
    <dc:date>2017-03-23T23:40:09.302163213</dc:date>
    <meta:editing-duration>PT23M41S</meta:editing-duration>
    <meta:editing-cycles>3</meta:editing-cycles>
    <meta:generator>LibreOffice/5.2.6.2$Linux_X86_64 LibreOffice_project/20$Build-2</meta:generator>
    <meta:document-statistic meta:table-count="0" meta:image-count="0" meta:object-count="0" meta:page-count="3" meta:paragraph-count="68" meta:word-count="816" meta:character-count="4768" meta:non-whitespace-character-count="4052"/>
  </office:meta>
</office:document-meta>
</file>